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10000001127057F8F7043D24F.png" manifest:media-type="image/png"/>
  <manifest:file-entry manifest:full-path="Pictures/100002010000001100000011292A46CC59CA39FD.png" manifest:media-type="image/png"/>
  <manifest:file-entry manifest:full-path="Pictures/10000374000001C2000001C2F56210F36F95E961.svg" manifest:media-type="image/svg+xml"/>
  <manifest:file-entry manifest:full-path="Pictures/1000032D000001C2000001C24092B13AD908BDF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3" style:family="paragraph" style:parent-style-name="Heading_20_5">
      <style:paragraph-properties fo:text-align="center" style:justify-single-word="false"/>
      <style:text-properties officeooo:rsid="0004bb37" officeooo:paragraph-rsid="0004bb3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5">Review dan Jawaban Latihan Soal KKPI</text:h>
      <text:h text:style-name="Heading_20_3" text:outline-level="3">Question 1</text:h>
      <text:section text:style-name="Sect1" text:name="q7">
        <text:p text:style-name="P1">Correct</text:p>
        <text:p text:style-name="P1">Mark 1.00 out of 1.00</text:p>
        <text:section text:style-name="Sect1" text:name="yui_3_17_2_2_1525319170400_14">
          <text:p text:style-name="P1">Flag question</text:p>
        </text:section>
        <text:section text:style-name="Sect1" text:name="yui_3_17_2_2_1525319170400_199">
          <text:p text:style-name="P1"/>
          <text:section text:style-name="Sect1" text:name="yui_3_17_2_2_1525319170400_198">
            <text:h text:style-name="Heading_20_4" text:outline-level="4">Question text</text:h>
            <text:p text:style-name="P1">Dimana tempat yang paling tepat dalam sebuah file HTML untuk menyisipkan link ke file CSS?</text:p>
            <text:section text:style-name="Sect1" text:name="yui_3_17_2_2_1525319170400_197">
              <text:p text:style-name="P1"/>
              <text:section text:style-name="Sect1" text:name="yui_3_17_2_2_1525319170400_196">
                <text:p text:style-name="P1">Select one:</text:p>
              </text:section>
              <text:p text:style-name="P1"><draw:frame draw:style-name="fr1" draw:name="Image1" text:anchor-type="as-char" svg:width="0.45cm" svg:height="0.45cm" draw:z-index="0"><draw:image xlink:href="Pictures/1000032D000001C2000001C24092B13AD908BDF8.svg" xlink:type="simple" xlink:show="embed" xlink:actuate="onLoad"/><draw:image xlink:href="Pictures/100002010000001100000011292A46CC59CA39FD.png" xlink:type="simple" xlink:show="embed" xlink:actuate="onLoad"/><svg:title>Correct</svg:title></draw:frame></text:p>
            </text:section>
          </text:section>
          <text:h text:style-name="Heading_20_4" text:outline-level="4">Feedback</text:h>
          <text:p text:style-name="P1">The correct answer is: di dalam tag head</text:p>
        </text:section>
      </text:section>
      <text:section text:style-name="Sect1" text:name="q1">
        <text:h text:style-name="Heading_20_3" text:outline-level="3">Question 2</text:h>
        <text:p text:style-name="P1">Incorrect</text:p>
        <text:p text:style-name="P1">Mark 0.00 out of 1.00</text:p>
        <text:section text:style-name="Sect1" text:name="yui_3_17_2_2_1525319170400_23">
          <text:p text:style-name="P1">Flag question</text:p>
        </text:section>
        <text:h text:style-name="Heading_20_4" text:outline-level="4">Question text</text:h>
        <text:p text:style-name="P2">Cara yang benar untuk memasukkan sebuah komentar pada halaman HTML adalah..</text:p>
        <text:p text:style-name="P1">Select one:</text:p>
        <text:p text:style-name="Text_20_body"><draw:frame draw:style-name="fr1" draw:name="Image2" text:anchor-type="as-char" svg:width="0.45cm" svg:height="0.45cm" draw:z-index="1"><draw:image xlink:href="Pictures/10000374000001C2000001C2F56210F36F95E961.svg" xlink:type="simple" xlink:show="embed" xlink:actuate="onLoad"/><draw:image xlink:href="Pictures/10000201000000110000001127057F8F7043D24F.png" xlink:type="simple" xlink:show="embed" xlink:actuate="onLoad"/><svg:title>Incorrect</svg:title></draw:frame></text:p>
        <text:h text:style-name="Heading_20_4" text:outline-level="4">Feedback</text:h>
        <text:p text:style-name="P1">The correct answer is: &lt; ! -- Sebuah Komentar -- &gt;</text:p>
      </text:section>
      <text:section text:style-name="Sect1" text:name="q9">
        <text:h text:style-name="Heading_20_3" text:outline-level="3">Question 3</text:h>
        <text:p text:style-name="P1">Correct</text:p>
        <text:p text:style-name="P1">Mark 1.00 out of 1.00</text:p>
        <text:section text:style-name="Sect1" text:name="yui_3_17_2_2_1525319170400_32">
          <text:p text:style-name="P1">Flag question</text:p>
        </text:section>
        <text:h text:style-name="Heading_20_4" text:outline-level="4">Question text</text:h>
        <text:p text:style-name="P1">Cara yang benar untuk membuat sebuah link berupa gambar adalah...</text:p>
        <text:p text:style-name="P1">Select one:</text:p>
        <text:p text:style-name="Text_20_body"><draw:frame draw:style-name="fr1" draw:name="Image3" text:anchor-type="as-char" svg:width="0.45cm" svg:height="0.45cm" draw:z-index="2"><draw:image xlink:href="Pictures/1000032D000001C2000001C24092B13AD908BDF8.svg" xlink:type="simple" xlink:show="embed" xlink:actuate="onLoad"/><draw:image xlink:href="Pictures/100002010000001100000011292A46CC59CA39FD.png" xlink:type="simple" xlink:show="embed" xlink:actuate="onLoad"/><svg:title>Correct</svg:title></draw:frame></text:p>
        <text:h text:style-name="Heading_20_4" text:outline-level="4">Feedback</text:h>
        <text:p text:style-name="P1">The correct answer is: &lt; a href="http://www.google.com"&gt;&lt; img src="smiley.gif" /&gt;&lt; / a&gt;</text:p>
      </text:section>
      <text:section text:style-name="Sect1" text:name="q12">
        <text:h text:style-name="Heading_20_3" text:outline-level="3">Question 4</text:h>
        <text:p text:style-name="P1">Correct</text:p>
        <text:p text:style-name="P1">Mark 1.00 out of 1.00</text:p>
        <text:section text:style-name="Sect1" text:name="yui_3_17_2_2_1525319170400_41">
          <text:p text:style-name="P1"><text:soft-page-break/>Flag question</text:p>
        </text:section>
        <text:h text:style-name="Heading_20_4" text:outline-level="4">Question text</text:h>
        <text:p text:style-name="P1">&lt;table&gt;<text:line-break/>&lt;tr&gt;<text:line-break/>&lt;td&gt;&lt;/td&gt;<text:line-break/>&lt;td&gt;&lt;/td&gt;<text:line-break/>&lt;td&gt;&lt;/td&gt;<text:line-break/>&lt;/tr&gt;<text:line-break/>&lt;tr&gt;<text:line-break/>&lt;td&gt;&lt;/td&gt;<text:line-break/>&lt;td&gt;&lt;/td&gt;<text:line-break/>&lt;td&gt;&lt;/td&gt;<text:line-break/>&lt;/tr&gt;<text:line-break/>&lt;tr&gt;<text:line-break/>&lt;td&gt;&lt;/td&gt;<text:line-break/>&lt;td&gt;&lt;/td&gt;<text:line-break/>&lt;td&gt;&lt;/td&gt;<text:line-break/>&lt;/tr&gt;<text:line-break/>&lt;/table&gt;<text:line-break/><text:line-break/>pada potongan file HTML di atas, tabelnya terdiri atas...</text:p>
        <text:p text:style-name="P1">Select one:</text:p>
        <text:p text:style-name="Text_20_body"><draw:frame draw:style-name="fr1" draw:name="Image4" text:anchor-type="as-char" svg:width="0.45cm" svg:height="0.45cm" draw:z-index="3"><draw:image xlink:href="Pictures/1000032D000001C2000001C24092B13AD908BDF8.svg" xlink:type="simple" xlink:show="embed" xlink:actuate="onLoad"/><draw:image xlink:href="Pictures/100002010000001100000011292A46CC59CA39FD.png" xlink:type="simple" xlink:show="embed" xlink:actuate="onLoad"/><svg:title>Correct</svg:title></draw:frame></text:p>
        <text:h text:style-name="Heading_20_4" text:outline-level="4">Feedback</text:h>
        <text:p text:style-name="P1">The correct answer is: 3 baris &amp; 3 kolom</text:p>
      </text:section>
      <text:section text:style-name="Sect1" text:name="q2">
        <text:h text:style-name="Heading_20_3" text:outline-level="3">Question 5</text:h>
        <text:p text:style-name="P1">Correct</text:p>
        <text:p text:style-name="P1">Mark 1.00 out of 1.00</text:p>
        <text:section text:style-name="Sect1" text:name="yui_3_17_2_2_1525319170400_50">
          <text:p text:style-name="P1">Flag question</text:p>
        </text:section>
        <text:h text:style-name="Heading_20_4" text:outline-level="4">Question text</text:h>
        <text:p text:style-name="P2">Yang pertama menggagas pengembangan HTML adalah...</text:p>
        <text:p text:style-name="P1">Select one:</text:p>
        <text:p text:style-name="Text_20_body"><draw:frame draw:style-name="fr1" draw:name="Image5" text:anchor-type="as-char" svg:width="0.45cm" svg:height="0.45cm" draw:z-index="4"><draw:image xlink:href="Pictures/1000032D000001C2000001C24092B13AD908BDF8.svg" xlink:type="simple" xlink:show="embed" xlink:actuate="onLoad"/><draw:image xlink:href="Pictures/100002010000001100000011292A46CC59CA39FD.png" xlink:type="simple" xlink:show="embed" xlink:actuate="onLoad"/><svg:title>Correct</svg:title></draw:frame></text:p>
        <text:h text:style-name="Heading_20_4" text:outline-level="4">Feedback</text:h>
        <text:p text:style-name="P1">The correct answer is: Tim Berners Lee</text:p>
      </text:section>
      <text:section text:style-name="Sect1" text:name="q11">
        <text:h text:style-name="Heading_20_3" text:outline-level="3">Question 6</text:h>
        <text:p text:style-name="P1">Correct</text:p>
        <text:p text:style-name="P1">Mark 1.00 out of 1.00</text:p>
        <text:section text:style-name="Sect1" text:name="yui_3_17_2_2_1525319170400_59">
          <text:p text:style-name="P1">Flag question</text:p>
        </text:section>
        <text:h text:style-name="Heading_20_4" text:outline-level="4"><text:soft-page-break/>Question text</text:h>
        <text:p text:style-name="P2">&lt;html&gt;<text:line-break/>&lt;head&gt;<text:line-break/>&lt;/head&gt;<text:line-break/>&lt;body&gt;<text:line-break/>&lt;h4&gt;Langkah-langkah Menempuh Ujian&lt;/h4&gt;<text:line-break/>&lt;ol&gt;<text:line-break/>&lt;li&gt;Persiapkan catatan &amp; buku materi yang akan di ujikan&lt;/li&gt;<text:line-break/>&lt;ul&gt;&lt;li&gt;jangan lupa cemilan&lt;/li&gt;&lt;li&gt;sama handphone di tangan&lt;/li&gt;&lt;/ul&gt;<text:line-break/>&lt;li&gt;di buka-buka aja tapi mata gak lepas dari TiVi&lt;/li&gt;<text:line-break/>&lt;li&gt;main game di handphone&lt;/li&gt;<text:line-break/>&lt;ul&gt;&lt;li&gt;udah gtu twitteran&lt;/li&gt;&lt;li&gt;abis kepo terbitlah galau&lt;/li&gt;&lt;/ul&gt;<text:line-break/>&lt;li&gt;Ketiduran&lt;/li&gt;<text:line-break/>&lt;li&gt;Bangun-bangun panik!&lt;/li&gt;<text:line-break/>&lt;/ol&gt;<text:line-break/>&lt;/body&gt;<text:line-break/>&lt;/html&gt;<text:line-break/><text:line-break/>Pada File HTML di atas, ada berapa jumlah list yang berada dalam list?</text:p>
        <text:p text:style-name="P1">Select one:</text:p>
        <text:p text:style-name="Text_20_body"><draw:frame draw:style-name="fr1" draw:name="Image6" text:anchor-type="as-char" svg:width="0.45cm" svg:height="0.45cm" draw:z-index="5"><draw:image xlink:href="Pictures/1000032D000001C2000001C24092B13AD908BDF8.svg" xlink:type="simple" xlink:show="embed" xlink:actuate="onLoad"/><draw:image xlink:href="Pictures/100002010000001100000011292A46CC59CA39FD.png" xlink:type="simple" xlink:show="embed" xlink:actuate="onLoad"/><svg:title>Correct</svg:title></draw:frame></text:p>
        <text:h text:style-name="Heading_20_4" text:outline-level="4">Feedback</text:h>
        <text:p text:style-name="P1">The correct answer is: 2</text:p>
      </text:section>
      <text:section text:style-name="Sect1" text:name="q4">
        <text:h text:style-name="Heading_20_3" text:outline-level="3">Question 7</text:h>
        <text:p text:style-name="P1">Correct</text:p>
        <text:p text:style-name="P1">Mark 1.00 out of 1.00</text:p>
        <text:section text:style-name="Sect1" text:name="yui_3_17_2_2_1525319170400_68">
          <text:p text:style-name="P1">Flag question</text:p>
        </text:section>
        <text:h text:style-name="Heading_20_4" text:outline-level="4">Question text</text:h>
        <text:p text:style-name="P1">HTML &amp; CSS mempunyai kepanjangan berturut-turut...</text:p>
        <text:p text:style-name="P1">Select one:</text:p>
        <text:p text:style-name="Text_20_body"><draw:frame draw:style-name="fr1" draw:name="Image7" text:anchor-type="as-char" svg:width="0.45cm" svg:height="0.45cm" draw:z-index="6"><draw:image xlink:href="Pictures/1000032D000001C2000001C24092B13AD908BDF8.svg" xlink:type="simple" xlink:show="embed" xlink:actuate="onLoad"/><draw:image xlink:href="Pictures/100002010000001100000011292A46CC59CA39FD.png" xlink:type="simple" xlink:show="embed" xlink:actuate="onLoad"/><svg:title>Correct</svg:title></draw:frame></text:p>
        <text:h text:style-name="Heading_20_4" text:outline-level="4">Feedback</text:h>
        <text:p text:style-name="P1">The correct answer is: Hypertext Markup Language &amp; Cascading Style Sheet</text:p>
      </text:section>
      <text:section text:style-name="Sect1" text:name="q6">
        <text:h text:style-name="Heading_20_3" text:outline-level="3">Question 8</text:h>
        <text:p text:style-name="P1">Correct</text:p>
        <text:p text:style-name="P1">Mark 1.00 out of 1.00</text:p>
        <text:section text:style-name="Sect1" text:name="yui_3_17_2_2_1525319170400_77">
          <text:p text:style-name="P1">Flag question</text:p>
        </text:section>
        <text:h text:style-name="Heading_20_4" text:outline-level="4">Question text</text:h>
        <text:p text:style-name="P1">Cara yang benar untuk menyisipkan link file CSS ke dalam file HTML adalah sebagai berikut.</text:p>
        <text:p text:style-name="P1"><text:soft-page-break/>Select one:</text:p>
        <text:p text:style-name="Text_20_body"><draw:frame draw:style-name="fr1" draw:name="Image8" text:anchor-type="as-char" svg:width="0.45cm" svg:height="0.45cm" draw:z-index="7"><draw:image xlink:href="Pictures/1000032D000001C2000001C24092B13AD908BDF8.svg" xlink:type="simple" xlink:show="embed" xlink:actuate="onLoad"/><draw:image xlink:href="Pictures/100002010000001100000011292A46CC59CA39FD.png" xlink:type="simple" xlink:show="embed" xlink:actuate="onLoad"/><svg:title>Correct</svg:title></draw:frame></text:p>
        <text:h text:style-name="Heading_20_4" text:outline-level="4">Feedback</text:h>
        <text:p text:style-name="P1">The correct answer is: link rel="stylesheet" type="text/css" href="sebuah-file.css"</text:p>
      </text:section>
      <text:section text:style-name="Sect1" text:name="q15">
        <text:h text:style-name="Heading_20_3" text:outline-level="3">Question 9</text:h>
        <text:p text:style-name="P1">Incorrect</text:p>
        <text:p text:style-name="P1">Mark 0.00 out of 1.00</text:p>
        <text:section text:style-name="Sect1" text:name="yui_3_17_2_2_1525319170400_86">
          <text:p text:style-name="P1">Flag question</text:p>
        </text:section>
        <text:h text:style-name="Heading_20_4" text:outline-level="4">Question text</text:h>
        <text:p text:style-name="P1">tr {border-color: blue;<text:line-break/>border-style: solid;<text:line-break/>border-width: 2px;<text:line-break/>}<text:line-break/><text:line-break/>td {border-color: red;<text:line-break/>border-style: dashed;<text:line-break/>border-width: 2px;<text:line-break/>border-collapse: collapse; <text:line-break/>}<text:line-break/><text:line-break/>dari potongan file CSS di atas, dapat disimpulkan bahwa tabel pada halaman HTML mempunyai bentuk...</text:p>
        <text:p text:style-name="P1">Select one:</text:p>
        <text:p text:style-name="Text_20_body"><draw:frame draw:style-name="fr1" draw:name="Image9" text:anchor-type="as-char" svg:width="0.45cm" svg:height="0.45cm" draw:z-index="8"><draw:image xlink:href="Pictures/10000374000001C2000001C2F56210F36F95E961.svg" xlink:type="simple" xlink:show="embed" xlink:actuate="onLoad"/><draw:image xlink:href="Pictures/10000201000000110000001127057F8F7043D24F.png" xlink:type="simple" xlink:show="embed" xlink:actuate="onLoad"/><svg:title>Incorrect</svg:title></draw:frame></text:p>
        <text:h text:style-name="Heading_20_4" text:outline-level="4">Feedback</text:h>
        <text:p text:style-name="P1">The correct answer is: baris mempunyai border garis lurus, dan cell mempunyai border garis terputus-putus</text:p>
      </text:section>
      <text:section text:style-name="Sect1" text:name="q14">
        <text:h text:style-name="Heading_20_3" text:outline-level="3">Question 10</text:h>
        <text:p text:style-name="P1">Correct</text:p>
        <text:p text:style-name="P1">Mark 1.00 out of 1.00</text:p>
        <text:section text:style-name="Sect1" text:name="yui_3_17_2_2_1525319170400_95">
          <text:p text:style-name="P1">Flag question</text:p>
        </text:section>
        <text:h text:style-name="Heading_20_4" text:outline-level="4">Question text</text:h>
        <text:p text:style-name="P2">&lt;table&gt;<text:line-break/>&lt;tr&gt;<text:line-break/>&lt;td colspan="3"&gt;&lt;img src="smiley.gif"&gt;&lt;/td&gt;<text:line-break/>&lt;/tr&gt;<text:line-break/>&lt;tr&gt;<text:line-break/>&lt;td&gt;&lt;/td&gt;<text:line-break/>&lt;td&gt;&lt;img src="smiley.gif"&gt;&lt;/td&gt;<text:line-break/><text:soft-page-break/>&lt;td&gt;&lt;/td&gt;<text:line-break/>&lt;/tr&gt;<text:line-break/>&lt;tr&gt;<text:line-break/>&lt;td&gt;&lt;/td&gt;<text:line-break/>&lt;td&gt;&lt;/td&gt;<text:line-break/>&lt;td&gt;&lt;a href="http://www.google.com"&gt;&lt;img src="smiley.gif"&gt;&lt;/a&gt;&lt;/td&gt;<text:line-break/>&lt;/tr&gt;<text:line-break/>&lt;/table&gt;<text:line-break/><text:line-break/>Kondisi yang sesuai menggambarkan tabel di atas adalah...</text:p>
        <text:p text:style-name="P1">Select one:</text:p>
        <text:p text:style-name="Text_20_body"><draw:frame draw:style-name="fr1" draw:name="Image10" text:anchor-type="as-char" svg:width="0.45cm" svg:height="0.45cm" draw:z-index="9"><draw:image xlink:href="Pictures/1000032D000001C2000001C24092B13AD908BDF8.svg" xlink:type="simple" xlink:show="embed" xlink:actuate="onLoad"/><draw:image xlink:href="Pictures/100002010000001100000011292A46CC59CA39FD.png" xlink:type="simple" xlink:show="embed" xlink:actuate="onLoad"/><svg:title>Correct</svg:title></draw:frame></text:p>
        <text:h text:style-name="Heading_20_4" text:outline-level="4">Feedback</text:h>
        <text:p text:style-name="P1">The correct answer is: mempunyai sebuah link berupa gambar di baris ketiga dan kolom ketiga</text:p>
      </text:section>
      <text:section text:style-name="Sect1" text:name="q3">
        <text:h text:style-name="Heading_20_3" text:outline-level="3">Question 11</text:h>
        <text:p text:style-name="P1">Incorrect</text:p>
        <text:p text:style-name="P1">Mark 0.00 out of 1.00</text:p>
        <text:section text:style-name="Sect1" text:name="yui_3_17_2_2_1525319170400_104">
          <text:p text:style-name="P1">Flag question</text:p>
        </text:section>
        <text:h text:style-name="Heading_20_4" text:outline-level="4">Question text</text:h>
        <text:p text:style-name="P1">Versi HTML &amp; CSS yang paling mutakhir dan banyak digunakan saat ini adalah...</text:p>
        <text:p text:style-name="P1">Select one:</text:p>
        <text:p text:style-name="Text_20_body"><draw:frame draw:style-name="fr1" draw:name="Image11" text:anchor-type="as-char" svg:width="0.45cm" svg:height="0.45cm" draw:z-index="10"><draw:image xlink:href="Pictures/10000374000001C2000001C2F56210F36F95E961.svg" xlink:type="simple" xlink:show="embed" xlink:actuate="onLoad"/><draw:image xlink:href="Pictures/10000201000000110000001127057F8F7043D24F.png" xlink:type="simple" xlink:show="embed" xlink:actuate="onLoad"/><svg:title>Incorrect</svg:title></draw:frame></text:p>
        <text:h text:style-name="Heading_20_4" text:outline-level="4">Feedback</text:h>
        <text:p text:style-name="P1">The correct answer is: HTML 5 &amp; CSS 3</text:p>
      </text:section>
      <text:section text:style-name="Sect1" text:name="q13">
        <text:h text:style-name="Heading_20_3" text:outline-level="3">Question 12</text:h>
        <text:p text:style-name="P1">Incorrect</text:p>
        <text:p text:style-name="P1">Mark 0.00 out of 1.00</text:p>
        <text:section text:style-name="Sect1" text:name="yui_3_17_2_2_1525319170400_113">
          <text:p text:style-name="P1">Flag question</text:p>
        </text:section>
        <text:h text:style-name="Heading_20_4" text:outline-level="4">Question text</text:h>
        <text:p text:style-name="P1">&lt;tr&gt;<text:line-break/>&lt;td&gt;&lt;/td&gt;<text:line-break/>&lt;td&gt;&lt;/td&gt;<text:line-break/>&lt;td&gt;&lt;/td&gt;<text:line-break/>&lt;/tr&gt;<text:line-break/>&lt;tr&gt;<text:line-break/>&lt;td&gt;&lt;/td&gt;<text:line-break/>&lt;td&gt;&lt;/td&gt;<text:line-break/>&lt;td&gt;&lt;/td&gt;<text:line-break/>&lt;/tr&gt;<text:line-break/><text:soft-page-break/>&lt;tr&gt;<text:line-break/>&lt;td&gt;&lt;/td&gt;<text:line-break/>&lt;td&gt;&lt;/td&gt;<text:line-break/>&lt;td&gt;&lt;/td&gt;<text:line-break/>&lt;/tr&gt;<text:line-break/>&lt;tr&gt;<text:line-break/>&lt;td colspan="3"&gt;This is HTML!&lt;/td&gt;<text:line-break/>&lt;/tr&gt; <text:line-break/>&lt;/table&gt;<text:line-break/><text:line-break/>Pada potongan file HTML di atas, kalimat "This is HTML!" ada pada baris dan kolom ke berapa?</text:p>
        <text:p text:style-name="P1">Select one:</text:p>
        <text:p text:style-name="Text_20_body"><draw:frame draw:style-name="fr1" draw:name="Image12" text:anchor-type="as-char" svg:width="0.45cm" svg:height="0.45cm" draw:z-index="11"><draw:image xlink:href="Pictures/10000374000001C2000001C2F56210F36F95E961.svg" xlink:type="simple" xlink:show="embed" xlink:actuate="onLoad"/><draw:image xlink:href="Pictures/10000201000000110000001127057F8F7043D24F.png" xlink:type="simple" xlink:show="embed" xlink:actuate="onLoad"/><svg:title>Incorrect</svg:title></draw:frame></text:p>
        <text:h text:style-name="Heading_20_4" text:outline-level="4">Feedback</text:h>
        <text:p text:style-name="P1">The correct answer is: pada baris ke empat kolom pertama</text:p>
      </text:section>
      <text:section text:style-name="Sect1" text:name="q16">
        <text:h text:style-name="Heading_20_3" text:outline-level="3">Question 13</text:h>
        <text:p text:style-name="P1">Incorrect</text:p>
        <text:p text:style-name="P1">Mark 0.00 out of 1.00</text:p>
        <text:section text:style-name="Sect1" text:name="yui_3_17_2_2_1525319170400_122">
          <text:p text:style-name="P1">Flag question</text:p>
        </text:section>
        <text:h text:style-name="Heading_20_4" text:outline-level="4">Question text</text:h>
        <text:p text:style-name="P2">ol.alpha {list-style-type:lower-alpha;}<text:line-break/>ol.roman {list-style-type:lower-roman;}<text:line-break/>ol.third {list-style-type:third;}<text:line-break/><text:line-break/>pada atribut CSS di atas, apa saja yang terjadi?</text:p>
        <text:p text:style-name="P1">Select one:</text:p>
        <text:p text:style-name="Text_20_body"><draw:frame draw:style-name="fr1" draw:name="Image13" text:anchor-type="as-char" svg:width="0.45cm" svg:height="0.45cm" draw:z-index="12"><draw:image xlink:href="Pictures/10000374000001C2000001C2F56210F36F95E961.svg" xlink:type="simple" xlink:show="embed" xlink:actuate="onLoad"/><draw:image xlink:href="Pictures/10000201000000110000001127057F8F7043D24F.png" xlink:type="simple" xlink:show="embed" xlink:actuate="onLoad"/><svg:title>Incorrect</svg:title></draw:frame></text:p>
        <text:h text:style-name="Heading_20_4" text:outline-level="4">Feedback</text:h>
        <text:p text:style-name="P1">The correct answer is: ol class alpha menggunakan huruf kecil, ol class roman menggunakan angka romawi kecil</text:p>
      </text:section>
      <text:section text:style-name="Sect1" text:name="q10">
        <text:h text:style-name="Heading_20_3" text:outline-level="3">Question 14</text:h>
        <text:p text:style-name="P1">Correct</text:p>
        <text:p text:style-name="P1">Mark 1.00 out of 1.00</text:p>
        <text:section text:style-name="Sect1" text:name="yui_3_17_2_2_1525319170400_131">
          <text:p text:style-name="P1">Flag question</text:p>
        </text:section>
        <text:h text:style-name="Heading_20_4" text:outline-level="4">Question text</text:h>
        <text:p text:style-name="P1">&lt;html&gt;<text:line-break/>&lt;head&gt;<text:line-break/>&lt;/head&gt;<text:line-break/>&lt;body&gt;<text:line-break/><text:soft-page-break/>&lt;ul&gt;Bahan-bahan<text:line-break/>&lt;li&gt;Gula&lt;/li&gt;<text:line-break/>&lt;li&gt;Tepung&lt;/li&gt;<text:line-break/>&lt;li&gt;Telur&lt;/li&gt;<text:line-break/>&lt;/ul&gt;<text:line-break/>&lt;ol&gt;Langkah-langkah<text:line-break/>&lt;li&gt;Campurkan semua bahan&lt;/li&gt;<text:line-break/>&lt;li&gt;Masukkan ke Oven&lt;/li&gt;<text:line-break/>&lt;li&gt;tunggu hingga matang&lt;/li&gt;<text:line-break/>&lt;li&gt;siap dihidangkan&lt;/li&gt;&gt;<text:line-break/>&lt;/ol&gt;<text:line-break/>&lt;/body&gt;<text:line-break/>&lt;/html&gt;<text:line-break/><text:line-break/>Pada file html di atas, ada berapa jenis List dan berapa item yang ada pada list tersebut?</text:p>
        <text:p text:style-name="P1">Select one:</text:p>
        <text:p text:style-name="Text_20_body"><draw:frame draw:style-name="fr1" draw:name="Image14" text:anchor-type="as-char" svg:width="0.45cm" svg:height="0.45cm" draw:z-index="13"><draw:image xlink:href="Pictures/1000032D000001C2000001C24092B13AD908BDF8.svg" xlink:type="simple" xlink:show="embed" xlink:actuate="onLoad"/><draw:image xlink:href="Pictures/100002010000001100000011292A46CC59CA39FD.png" xlink:type="simple" xlink:show="embed" xlink:actuate="onLoad"/><svg:title>Correct</svg:title></draw:frame></text:p>
        <text:h text:style-name="Heading_20_4" text:outline-level="4">Feedback</text:h>
        <text:p text:style-name="P1">The correct answer is: dua jenis list, ordered dengan 4 list item dan unordered dengan 3 list item</text:p>
      </text:section>
      <text:section text:style-name="Sect1" text:name="q17">
        <text:h text:style-name="Heading_20_3" text:outline-level="3">Question 15</text:h>
        <text:p text:style-name="P1">Correct</text:p>
        <text:p text:style-name="P1">Mark 1.00 out of 1.00</text:p>
        <text:section text:style-name="Sect1" text:name="yui_3_17_2_2_1525319170400_140">
          <text:p text:style-name="P1">Flag question</text:p>
        </text:section>
        <text:h text:style-name="Heading_20_4" text:outline-level="4">Question text</text:h>
        <text:p text:style-name="P1">&lt;table&gt;<text:line-break/>&lt;tr&gt;<text:line-break/>&lt;td&gt;Nama&lt;/td&gt;<text:line-break/>&lt;td&gt;Budi&lt;/td&gt;<text:line-break/>&lt;td&gt;Ani&lt;/td&gt;<text:line-break/>&lt;td&gt;Bilal&lt;/td&gt;<text:line-break/>&lt;td&gt;Chika&lt;/td&gt;<text:line-break/>&lt;/tr&gt;<text:line-break/>&lt;tr&gt;<text:line-break/>&lt;td&gt;Nilai UTS&lt;/td&gt;<text:line-break/>&lt;td&gt;75&lt;/td&gt;<text:line-break/>&lt;td&gt;80&lt;/td&gt;<text:line-break/>&lt;td&gt;77&lt;/td&gt;<text:line-break/>&lt;td&gt;90&lt;/td&gt;<text:line-break/>&lt;/tr&gt;<text:line-break/>&lt;tr&gt;<text:line-break/>&lt;td&gt;Nilai UAS&lt;/td&gt;<text:line-break/><text:soft-page-break/>&lt;td&gt;80&lt;/td&gt;<text:line-break/>&lt;td&gt;87&lt;/td&gt;<text:line-break/>&lt;td&gt;79&lt;/td&gt;<text:line-break/>&lt;td&gt;78&lt;/td&gt;<text:line-break/>&lt;/tr&gt;<text:line-break/>&lt;tr&gt;<text:line-break/>&lt;td&gt;Total&lt;/td&gt;<text:line-break/>&lt;td&gt;155&lt;/td&gt;<text:line-break/>&lt;td&gt;167&lt;/td&gt;<text:line-break/>&lt;td&gt;156&lt;/td&gt;<text:line-break/>&lt;td&gt;168&lt;/td&gt;<text:line-break/>&lt;/tr&gt;<text:line-break/>&lt;/table&gt;<text:line-break/><text:line-break/>Pada Tabel di atas, Nilai Total Bilal dan Nilai UTS Chika berturut-turut adalah...</text:p>
        <text:p text:style-name="P1">Select one:</text:p>
        <text:p text:style-name="Text_20_body"><draw:frame draw:style-name="fr1" draw:name="Image15" text:anchor-type="as-char" svg:width="0.45cm" svg:height="0.45cm" draw:z-index="14"><draw:image xlink:href="Pictures/1000032D000001C2000001C24092B13AD908BDF8.svg" xlink:type="simple" xlink:show="embed" xlink:actuate="onLoad"/><draw:image xlink:href="Pictures/100002010000001100000011292A46CC59CA39FD.png" xlink:type="simple" xlink:show="embed" xlink:actuate="onLoad"/><svg:title>Correct</svg:title></draw:frame></text:p>
        <text:h text:style-name="Heading_20_4" text:outline-level="4">Feedback</text:h>
        <text:p text:style-name="P1">The correct answer is: 156 dan 90</text:p>
      </text:section>
      <text:section text:style-name="Sect1" text:name="q8">
        <text:h text:style-name="Heading_20_3" text:outline-level="3">Question 16</text:h>
        <text:p text:style-name="P1">Incorrect</text:p>
        <text:p text:style-name="P1">Mark 0.00 out of 1.00</text:p>
        <text:section text:style-name="Sect1" text:name="yui_3_17_2_2_1525319170400_149">
          <text:p text:style-name="P1">Flag question</text:p>
        </text:section>
        <text:h text:style-name="Heading_20_4" text:outline-level="4">Question text</text:h>
        <text:p text:style-name="P1">&lt;body&gt;<text:line-break/>&lt;form&gt;<text:line-break/>&lt;table&gt;<text:line-break/>&lt;tr&gt;<text:line-break/>&lt;td&gt;Nama&lt;/td&gt;<text:line-break/>&lt;td&gt;:&lt;/td&gt;<text:line-break/>&lt;td&gt;&lt;input type="text"&gt;&lt;/td&gt;<text:line-break/>&lt;/tr&gt;<text:line-break/>&lt;tr&gt;<text:line-break/>&lt;td&gt;Kelas&lt;/td&gt;<text:line-break/>&lt;td&gt;:&lt;/td&gt;<text:line-break/>&lt;td&gt;&lt;input type="text"&gt;&lt;/td&gt;<text:line-break/>&lt;/tr&gt;<text:line-break/>&lt;tr&gt;<text:line-break/>&lt;td&gt;NIS&lt;/td&gt;<text:line-break/>&lt;td&gt;:&lt;/td&gt;<text:line-break/>&lt;td&gt;&lt;input type="text"&gt;&lt;/td&gt;<text:line-break/><text:soft-page-break/>&lt;/tr&gt;<text:line-break/>&lt;tr&gt;<text:line-break/>&lt;td&gt;Jenis Kelamin&lt;/td&gt;<text:line-break/>&lt;td&gt;:&lt;/td&gt;<text:line-break/>&lt;td&gt;&lt;input type="radio"&gt;Laki-Laki &lt;br&gt;&lt;input type="radio"&gt;Perempuan&lt;/td&gt;<text:line-break/>&lt;/tr&gt;<text:line-break/>&lt;tr&gt;<text:line-break/>&lt;td&gt;Keterangan&lt;/td&gt;<text:line-break/>&lt;td&gt;:&lt;/td&gt;<text:line-break/>&lt;td&gt;&lt;textarea rows="5" cols="30"&gt;&lt;/textarea&gt;&lt;/td&gt;<text:line-break/>&lt;/tr&gt;<text:line-break/>&lt;/table&gt;<text:line-break/>&lt;/body&gt;<text:line-break/><text:line-break/><text:line-break/>Pada potongan tag body di atas, ada tabel berisi form. Pilihan mana yang benar sesuai dengan kodenya?</text:p>
        <text:p text:style-name="P1">Select one:</text:p>
        <text:p text:style-name="Text_20_body"><draw:frame draw:style-name="fr1" draw:name="Image16" text:anchor-type="as-char" svg:width="0.45cm" svg:height="0.45cm" draw:z-index="15"><draw:image xlink:href="Pictures/10000374000001C2000001C2F56210F36F95E961.svg" xlink:type="simple" xlink:show="embed" xlink:actuate="onLoad"/><draw:image xlink:href="Pictures/10000201000000110000001127057F8F7043D24F.png" xlink:type="simple" xlink:show="embed" xlink:actuate="onLoad"/><svg:title>Incorrect</svg:title></draw:frame></text:p>
        <text:h text:style-name="Heading_20_4" text:outline-level="4">Feedback</text:h>
        <text:p text:style-name="P1">The correct answer is: Salah karena tag form tidak ada pasangan penutupnya</text:p>
      </text:section>
      <text:section text:style-name="Sect1" text:name="q5">
        <text:h text:style-name="Heading_20_3" text:outline-level="3">Question 17</text:h>
        <text:p text:style-name="P1">Correct</text:p>
        <text:p text:style-name="P1">Mark 1.00 out of 1.00</text:p>
        <text:section text:style-name="Sect1" text:name="yui_3_17_2_2_1525319170400_158">
          <text:p text:style-name="P1">Flag question</text:p>
        </text:section>
        <text:h text:style-name="Heading_20_4" text:outline-level="4">Question text</text:h>
        <text:p text:style-name="P1">&lt;head&gt;<text:line-break/>&lt;title&gt;membuat link css&lt;title&gt; <text:line-break/>&lt;link rel="stylesheet" type="text/css" href="sebuah-file.css" /&gt;<text:line-break/>&lt;/head&gt;<text:line-break/><text:line-break/>Ada beberapa cara untuk menyisipkan cascading stylesheet, cara seperti potongan file di atas menggunakan cara</text:p>
        <text:p text:style-name="P1">Select one:</text:p>
        <text:p text:style-name="Text_20_body"><draw:frame draw:style-name="fr1" draw:name="Image17" text:anchor-type="as-char" svg:width="0.45cm" svg:height="0.45cm" draw:z-index="16"><draw:image xlink:href="Pictures/1000032D000001C2000001C24092B13AD908BDF8.svg" xlink:type="simple" xlink:show="embed" xlink:actuate="onLoad"/><draw:image xlink:href="Pictures/100002010000001100000011292A46CC59CA39FD.png" xlink:type="simple" xlink:show="embed" xlink:actuate="onLoad"/><svg:title>Correct</svg:title></draw:frame></text:p>
        <text:h text:style-name="Heading_20_4" text:outline-level="4">Feedback</text:h>
        <text:p text:style-name="P1">The correct answer is: External Stylesheet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1:00:43.325132133</meta:creation-date>
    <dc:date>2018-05-03T11:01:30.951855370</dc:date>
    <meta:editing-duration>PT51S</meta:editing-duration>
    <meta:editing-cycles>1</meta:editing-cycles>
    <meta:document-statistic meta:table-count="0" meta:image-count="17" meta:object-count="0" meta:page-count="9" meta:paragraph-count="171" meta:word-count="886" meta:character-count="6264" meta:non-whitespace-character-count="5517"/>
    <meta:generator>LibreOffice/5.2.3.2$Linux_X86_64 LibreOffice_project/20m0$Build-2</meta:generator>
  </office:meta>
</office:document-meta>
</file>